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795cm" fo:margin-left="3.694cm" table:align="left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302cm"/>
    </style:style>
    <style:style style:name="Tabla1.E" style:family="table-column">
      <style:table-column-properties style:column-width="0.79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background-color="#b2b2b2" fo:padding="0.097cm" fo:border="0.05pt solid #000000">
        <style:background-image/>
      </style:table-cell-properties>
    </style:style>
    <style:style style:name="Tabla1.D2" style:family="table-cell">
      <style:table-cell-properties fo:padding="0.097cm" fo:border="none"/>
    </style:style>
    <style:style style:name="Tabla1.3" style:family="table-row">
      <style:table-row-properties style:min-row-height="0.838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04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6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398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6cm" table:align="left"/>
    </style:style>
    <style:style style:name="Tabla3.A" style:family="table-column">
      <style:table-column-properties style:column-width="2.201cm"/>
    </style:style>
    <style:style style:name="Tabla3.B" style:family="table-column">
      <style:table-column-properties style:column-width="6.593cm"/>
    </style:style>
    <style:style style:name="Tabla3.C" style:family="table-column">
      <style:table-column-properties style:column-width="4.805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b2b2b2" fo:padding="0.097cm" fo:border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6cm" table:align="left"/>
    </style:style>
    <style:style style:name="Tabla4.A" style:family="table-column">
      <style:table-column-properties style:column-width="2.096cm"/>
    </style:style>
    <style:style style:name="Tabla4.B" style:family="table-column">
      <style:table-column-properties style:column-width="2.76cm"/>
    </style:style>
    <style:style style:name="Tabla4.C" style:family="table-column">
      <style:table-column-properties style:column-width="2.429cm"/>
    </style:style>
    <style:style style:name="Tabla4.D" style:family="table-column">
      <style:table-column-properties style:column-width="0.61cm"/>
    </style:style>
    <style:style style:name="Tabla4.E" style:family="table-column">
      <style:table-column-properties style:column-width="2.56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b2b2b2" fo:padding="0.097cm" fo:border="0.05pt solid #000000">
        <style:background-image/>
      </style:table-cell-properties>
    </style:style>
    <style:style style:name="Tabla4.D1" style:family="table-cell">
      <style:table-cell-properties fo:padding="0.097cm" fo:border="none"/>
    </style:style>
    <style:style style:name="Tabla4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2" style:family="table-cell">
      <style:table-cell-properties fo:padding="0.097cm" fo:border="none"/>
    </style:style>
    <style:style style:name="Tabla4.F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3" style:family="table-cell">
      <style:table-cell-properties fo:padding="0.097cm" fo:border="none"/>
    </style:style>
    <style:style style:name="Tabla4.F3" style:family="table-cell">
      <style:table-cell-properties fo:padding="0.097cm" fo:border-left="0.05pt solid #000000" fo:border-right="none" fo:border-top="none" fo:border-bottom="0.05pt solid #000000"/>
    </style:style>
    <style:style style:name="Tabla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D4" style:family="table-cell">
      <style:table-cell-properties fo:padding="0.097cm" fo:border="none"/>
    </style:style>
    <style:style style:name="Tabla4.F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gl" fo:country="ES" fo:font-weight="bold" officeooo:rsid="0006bff1" officeooo:paragraph-rsid="0006bff1" style:font-size-asian="10.5pt" style:font-weight-asian="bold" style:font-weight-complex="bold"/>
    </style:style>
    <style:style style:name="P2" style:family="paragraph" style:parent-style-name="Standard">
      <style:text-properties fo:language="gl" fo:country="ES" officeooo:rsid="0006bff1" officeooo:paragraph-rsid="0006bff1" style:font-size-asian="10.5pt"/>
    </style:style>
    <style:style style:name="P3" style:family="paragraph" style:parent-style-name="Standard">
      <style:text-properties fo:language="gl" fo:country="ES" officeooo:rsid="00197668" officeooo:paragraph-rsid="00197668" style:font-size-asian="10.5pt"/>
    </style:style>
    <style:style style:name="P4" style:family="paragraph" style:parent-style-name="Standard">
      <style:text-properties fo:language="gl" fo:country="ES" officeooo:rsid="00119f60" officeooo:paragraph-rsid="00197668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gl" fo:country="ES" officeooo:rsid="00197668" officeooo:paragraph-rsid="00197668" style:font-size-asian="10.5pt"/>
    </style:style>
    <style:style style:name="P6" style:family="paragraph" style:parent-style-name="Table_20_Contents">
      <style:paragraph-properties fo:text-align="center" style:justify-single-word="false"/>
      <style:text-properties officeooo:rsid="001b3185" officeooo:paragraph-rsid="001b3185" style:font-size-asian="10.5pt"/>
    </style:style>
    <style:style style:name="P7" style:family="paragraph" style:parent-style-name="Table_20_Contents">
      <style:text-properties officeooo:rsid="00197668" officeooo:paragraph-rsid="00197668" style:font-size-asian="10.5pt"/>
    </style:style>
    <style:style style:name="P8" style:family="paragraph" style:parent-style-name="Table_20_Contents">
      <style:text-properties style:font-size-asian="10.5pt"/>
    </style:style>
    <style:style style:name="P9" style:family="paragraph" style:parent-style-name="Table_20_Contents">
      <style:paragraph-properties fo:text-align="center" style:justify-single-word="false"/>
      <style:text-properties officeooo:rsid="00197668" officeooo:paragraph-rsid="00197668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style:font-size-asian="10.5pt"/>
    </style:style>
    <style:style style:name="P11" style:family="paragraph" style:parent-style-name="Table_20_Contents">
      <style:text-properties officeooo:rsid="001cd1e6" officeooo:paragraph-rsid="001cd1e6" style:font-size-asian="11pt" style:text-rotation-angle="90" style:text-rotation-scale="line-height"/>
    </style:style>
    <style:style style:name="P12" style:family="paragraph" style:parent-style-name="Table_20_Contents">
      <style:text-properties officeooo:rsid="001b3185" officeooo:paragraph-rsid="001b3185" style:font-size-asian="10.5pt"/>
    </style:style>
    <style:style style:name="P13" style:family="paragraph" style:parent-style-name="Table_20_Contents">
      <style:text-properties officeooo:rsid="001ffe61" officeooo:paragraph-rsid="001ffe61" style:font-size-asian="10.5pt"/>
    </style:style>
    <style:style style:name="P14" style:family="paragraph" style:parent-style-name="Standard">
      <style:text-properties fo:language="gl" fo:country="ES" officeooo:rsid="001b3185" officeooo:paragraph-rsid="001b3185" style:font-size-asian="10.5pt"/>
    </style:style>
    <style:style style:name="P15" style:family="paragraph" style:parent-style-name="Standard">
      <style:text-properties fo:language="gl" fo:country="ES" officeooo:rsid="001b3185" officeooo:paragraph-rsid="00208e7e" style:font-size-asian="10.5pt"/>
    </style:style>
    <style:style style:name="P16" style:family="paragraph" style:parent-style-name="Table_20_Contents">
      <style:text-properties officeooo:rsid="001b3185" officeooo:paragraph-rsid="00208e7e" style:font-size-asian="10.5pt"/>
    </style:style>
    <style:style style:name="P17" style:family="paragraph" style:parent-style-name="Table_20_Contents">
      <style:text-properties officeooo:paragraph-rsid="00208e7e" style:font-size-asian="10.5pt"/>
    </style:style>
    <style:style style:name="P18" style:family="paragraph" style:parent-style-name="Table_20_Contents">
      <style:text-properties officeooo:rsid="001ffe61" officeooo:paragraph-rsid="00208e7e" style:font-size-asian="10.5pt"/>
    </style:style>
    <style:style style:name="P19" style:family="paragraph" style:parent-style-name="Table_20_Contents">
      <style:text-properties officeooo:rsid="00208e7e" officeooo:paragraph-rsid="00208e7e" style:font-size-asian="10.5pt"/>
    </style:style>
    <style:style style:name="P20" style:family="paragraph" style:parent-style-name="Standard">
      <style:text-properties fo:language="gl" fo:country="ES" officeooo:rsid="00197668" officeooo:paragraph-rsid="00208e7e" style:font-size-asian="10.5pt"/>
    </style:style>
    <style:style style:name="P21" style:family="paragraph" style:parent-style-name="Standard">
      <style:text-properties fo:language="gl" fo:country="ES" officeooo:rsid="00208e7e" officeooo:paragraph-rsid="00208e7e" style:font-size-asian="10.5pt"/>
    </style:style>
    <style:style style:name="P22" style:family="paragraph" style:parent-style-name="Standard">
      <style:paragraph-properties fo:margin-left="3.752cm" fo:margin-right="0cm" fo:text-indent="0cm" style:auto-text-indent="false"/>
      <style:text-properties fo:language="gl" fo:country="ES" officeooo:rsid="00208e7e" officeooo:paragraph-rsid="00208e7e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officeooo:rsid="00224734" officeooo:paragraph-rsid="00224734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rsid="002e8378" officeooo:paragraph-rsid="002e8378" style:font-size-asian="10.5pt"/>
    </style:style>
    <style:style style:name="P25" style:family="paragraph" style:parent-style-name="Standard">
      <style:text-properties fo:language="gl" fo:country="ES" officeooo:rsid="00253749" officeooo:paragraph-rsid="00253749" style:font-size-asian="10.5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29" style:family="paragraph" style:parent-style-name="Standard">
      <style:paragraph-properties fo:margin-left="3.752cm" fo:margin-right="0cm" fo:text-indent="0cm" style:auto-text-indent="false"/>
      <style:text-properties fo:language="gl" fo:country="ES" officeooo:rsid="00119f60" officeooo:paragraph-rsid="00119f60" style:font-size-asian="10.5pt"/>
    </style:style>
    <style:style style:name="P30" style:family="paragraph" style:parent-style-name="Standard">
      <style:text-properties fo:language="gl" fo:country="ES" officeooo:rsid="0010b627" officeooo:paragraph-rsid="0006bff1" style:font-size-asian="10.5pt"/>
    </style:style>
    <style:style style:name="P31" style:family="paragraph" style:parent-style-name="Standard">
      <style:text-properties fo:language="gl" fo:country="ES" officeooo:rsid="00133a5a" officeooo:paragraph-rsid="00133a5a" style:font-size-asian="10.5pt"/>
    </style:style>
    <style:style style:name="T1" style:family="text">
      <style:text-properties officeooo:rsid="0029f599"/>
    </style:style>
    <style:style style:name="T2" style:family="text">
      <style:text-properties officeooo:rsid="002d9c0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8e7e"/>
    </style:style>
    <style:style style:name="T5" style:family="text">
      <style:text-properties fo:font-weight="bold" officeooo:rsid="00208e7e" style:font-weight-asian="bold" style:font-weight-complex="bold"/>
    </style:style>
    <style:style style:name="T6" style:family="text">
      <style:text-properties officeooo:rsid="001ffe61"/>
    </style:style>
    <style:style style:name="T7" style:family="text">
      <style:text-properties officeooo:rsid="002c3532"/>
    </style:style>
    <style:style style:name="T8" style:family="text">
      <style:text-properties officeooo:rsid="002fd134"/>
    </style:style>
    <style:style style:name="T9" style:family="text">
      <style:text-properties officeooo:rsid="00165d78"/>
    </style:style>
    <style:style style:name="T10" style:family="text">
      <style:text-properties officeooo:rsid="0013b022"/>
    </style:style>
    <style:style style:name="T11" style:family="text">
      <style:text-properties officeooo:rsid="002abbd0"/>
    </style:style>
    <style:style style:name="T12" style:family="text">
      <style:text-properties officeooo:rsid="00179d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1</text:span><text:span text:style-name="T2">2</text:span></text:p>
      <text:p text:style-name="P2"/>
      <text:p text:style-name="P3">1. Supoñendo os seguintes usuarios e grupos, e os permisos dos cartafoles “cartafol 1” e <text:s text:c="6"/>“Cartafol 2”:</text:p>
      <text:p text:style-name="P4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6">GRUPOS</text:p>
          </table:table-cell>
          <table:covered-table-cell/>
          <table:covered-table-cell/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7">Contabilidade</text:p>
          </table:table-cell>
          <table:table-cell table:style-name="Tabla1.A2" office:value-type="string">
            <text:p text:style-name="P7">Recursos</text:p>
          </table:table-cell>
          <table:table-cell table:style-name="Tabla1.C2" office:value-type="string">
            <text:p text:style-name="P7">Marketing</text:p>
          </table:table-cell>
          <table:table-cell table:style-name="Tabla1.D2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a1.3">
          <table:table-cell table:style-name="Tabla1.A3" office:value-type="string">
            <text:p text:style-name="P9">X</text:p>
          </table:table-cell>
          <table:table-cell table:style-name="Tabla1.B3" office:value-type="string">
            <text:p text:style-name="P9">X</text:p>
          </table:table-cell>
          <table:table-cell table:style-name="Tabla1.C3" office:value-type="string">
            <text:p text:style-name="P10"/>
          </table:table-cell>
          <table:table-cell table:style-name="Tabla1.C2" office:value-type="string">
            <text:p text:style-name="P7">Ana</text:p>
          </table:table-cell>
          <table:table-cell table:style-name="Tabla1.A1" table:number-rows-spanned="3" office:value-type="string">
            <text:p text:style-name="P11">USUARIOS</text:p>
          </table:table-cell>
        </table:table-row>
        <table:table-row table:style-name="Tabla1.4">
          <table:table-cell table:style-name="Tabla1.A3" office:value-type="string">
            <text:p text:style-name="P10"/>
          </table:table-cell>
          <table:table-cell table:style-name="Tabla1.B4" office:value-type="string">
            <text:p text:style-name="P9">X</text:p>
          </table:table-cell>
          <table:table-cell table:style-name="Tabla1.C4" office:value-type="string">
            <text:p text:style-name="P9">X</text:p>
          </table:table-cell>
          <table:table-cell table:style-name="Tabla1.D4" office:value-type="string">
            <text:p text:style-name="P7">Juan</text:p>
          </table:table-cell>
          <table:covered-table-cell table:style-name="Tabla1.A1"/>
        </table:table-row>
        <table:table-row table:style-name="Tabla1.4">
          <table:table-cell table:style-name="Tabla1.A3" office:value-type="string">
            <text:p text:style-name="P10"/>
          </table:table-cell>
          <table:table-cell table:style-name="Tabla1.B5" office:value-type="string">
            <text:p text:style-name="P10"/>
          </table:table-cell>
          <table:table-cell table:style-name="Tabla1.C5" office:value-type="string">
            <text:p text:style-name="P9">X</text:p>
          </table:table-cell>
          <table:table-cell table:style-name="Tabla1.D4" office:value-type="string">
            <text:p text:style-name="P7">Pedro</text:p>
          </table:table-cell>
          <table:covered-table-cell table:style-name="Tabla1.A1"/>
        </table:table-row>
      </table:table>
      <text:p text:style-name="P3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Cartafol 1</text:p>
          </table:table-cell>
          <table:table-cell table:style-name="Tabla2.B1" office:value-type="string">
            <text:p text:style-name="P12">Permisos NTFS</text:p>
          </table:table-cell>
          <table:table-cell table:style-name="Tabla2.C1" office:value-type="string">
            <text:p text:style-name="P12">Permisos Recurso Compartido</text:p>
          </table:table-cell>
        </table:table-row>
        <table:table-row>
          <table:table-cell table:style-name="Tabla2.A1" office:value-type="string">
            <text:p text:style-name="P8"/>
          </table:table-cell>
          <table:table-cell table:style-name="Tabla2.B2" office:value-type="string">
            <text:p text:style-name="P13"><text:span text:style-name="T3">Contabilidade</text:span>: Lectura</text:p>
          </table:table-cell>
          <table:table-cell table:style-name="Tabla2.C2" table:number-rows-spanned="2" office:value-type="string">
            <text:p text:style-name="P13"><text:span text:style-name="T3">Todos</text:span>: Lectura</text:p>
          </table:table-cell>
        </table:table-row>
        <table:table-row>
          <table:table-cell table:style-name="Tabla2.A1" office:value-type="string">
            <text:p text:style-name="P8"/>
          </table:table-cell>
          <table:table-cell table:style-name="Tabla2.B3" office:value-type="string">
            <text:p text:style-name="P13"><text:span text:style-name="T3">Recursos</text:span>: Lectura / Escritura</text:p>
          </table:table-cell>
          <table:covered-table-cell table:style-name="Tabla2.C2"/>
        </table:table-row>
      </table:table>
      <text:p text:style-name="P14"/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6">Cartafol <text:span text:style-name="T4">2</text:span></text:p>
          </table:table-cell>
          <table:table-cell table:style-name="Tabla3.B1" office:value-type="string">
            <text:p text:style-name="P16">Permisos NTFS</text:p>
          </table:table-cell>
          <table:table-cell table:style-name="Tabla3.C1" office:value-type="string">
            <text:p text:style-name="P16">Permisos Recurso Compartido</text:p>
          </table:table-cell>
        </table:table-row>
        <table:table-row>
          <table:table-cell table:style-name="Tabla3.A1" office:value-type="string">
            <text:p text:style-name="P17"/>
          </table:table-cell>
          <table:table-cell table:style-name="Tabla3.B2" office:value-type="string">
            <text:p text:style-name="P18"><text:span text:style-name="T5">Marketing</text:span>: Lectura / Escritura</text:p>
          </table:table-cell>
          <table:table-cell table:style-name="Tabla3.C2" table:number-rows-spanned="3" office:value-type="string">
            <text:p text:style-name="P18"><text:span text:style-name="T3">Todos</text:span>: <text:span text:style-name="T4">Control Total</text:span></text:p>
          </table:table-cell>
        </table:table-row>
        <table:table-row>
          <table:table-cell table:style-name="Tabla3.A1" office:value-type="string">
            <text:p text:style-name="P17"/>
          </table:table-cell>
          <table:table-cell table:style-name="Tabla3.B3" office:value-type="string">
            <text:p text:style-name="P18"><text:span text:style-name="T3">Recursos</text:span>: Lectura </text:p>
          </table:table-cell>
          <table:covered-table-cell table:style-name="Tabla3.C2"/>
        </table:table-row>
        <table:table-row>
          <table:table-cell table:style-name="Tabla3.A1" office:value-type="string">
            <text:p text:style-name="P17"/>
          </table:table-cell>
          <table:table-cell table:style-name="Tabla3.B3" office:value-type="string">
            <text:p text:style-name="P19"><text:span text:style-name="T3">Juan</text:span>: <text:span text:style-name="T6">Lectura / Escritura </text:span>(denegado)</text:p>
          </table:table-cell>
          <table:covered-table-cell table:style-name="Tabla3.C2"/>
        </table:table-row>
      </table:table>
      <text:p text:style-name="P20"/>
      <text:p text:style-name="P21">Enche a seguinte táboa cos permisos locais e os permisos s través da rede que teñen ese usuarios sobre eses cartafoles. Os valores válidos en cada cela son:</text:p>
      <text:p text:style-name="P21"/>
      <text:p text:style-name="P22"><text:tab/>L<text:tab/>-&gt; Lectura</text:p>
      <text:p text:style-name="P22"><text:tab/>L/E<text:tab/>-&gt; Lectura e escritura</text:p>
      <text:p text:style-name="P22"><text:tab/>-<text:tab/>-&gt; Ningún permiso</text:p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 table:number-columns-repeated="3"/>
        <table:table-row>
          <table:table-cell table:style-name="Tabla4.A1" office:value-type="string">
            <text:p text:style-name="P23">Cartafol 1</text:p>
          </table:table-cell>
          <table:table-cell table:style-name="Tabla4.B1" office:value-type="string">
            <text:p text:style-name="P23">Local</text:p>
          </table:table-cell>
          <table:table-cell table:style-name="Tabla4.C1" office:value-type="string">
            <text:p text:style-name="P23">Rede</text:p>
          </table:table-cell>
          <table:table-cell table:style-name="Tabla4.D1" office:value-type="string">
            <text:p text:style-name="P8"/>
          </table:table-cell>
          <table:table-cell table:style-name="Tabla4.E1" office:value-type="string">
            <text:p text:style-name="P23">Cartafol 2</text:p>
          </table:table-cell>
          <table:table-cell table:style-name="Tabla4.B1" office:value-type="string">
            <text:p text:style-name="P23">Local</text:p>
          </table:table-cell>
          <table:table-cell table:style-name="Tabla4.C1" office:value-type="string">
            <text:p text:style-name="P23">Rede</text:p>
          </table:table-cell>
        </table:table-row>
        <table:table-row>
          <table:table-cell table:style-name="Tabla4.A2" office:value-type="string">
            <text:p text:style-name="P23">Ana</text:p>
          </table:table-cell>
          <table:table-cell table:style-name="Tabla4.B2" office:value-type="string">
            <text:p text:style-name="P24">L/E</text:p>
          </table:table-cell>
          <table:table-cell table:style-name="Tabla4.C2" office:value-type="string">
            <text:p text:style-name="P24">L</text:p>
          </table:table-cell>
          <table:table-cell table:style-name="Tabla4.D2" office:value-type="string">
            <text:p text:style-name="P8"/>
          </table:table-cell>
          <table:table-cell table:style-name="Tabla4.A2" office:value-type="string">
            <text:p text:style-name="P23">Ana</text:p>
          </table:table-cell>
          <table:table-cell table:style-name="Tabla4.F2" office:value-type="string">
            <text:p text:style-name="P24">L</text:p>
          </table:table-cell>
          <table:table-cell table:style-name="Tabla4.G2" office:value-type="string">
            <text:p text:style-name="P24">L</text:p>
          </table:table-cell>
        </table:table-row>
        <table:table-row>
          <table:table-cell table:style-name="Tabla4.A2" office:value-type="string">
            <text:p text:style-name="P23">Juan</text:p>
          </table:table-cell>
          <table:table-cell table:style-name="Tabla4.B3" office:value-type="string">
            <text:p text:style-name="P24">L/E</text:p>
          </table:table-cell>
          <table:table-cell table:style-name="Tabla4.C3" office:value-type="string">
            <text:p text:style-name="P24">L</text:p>
          </table:table-cell>
          <table:table-cell table:style-name="Tabla4.D3" office:value-type="string">
            <text:p text:style-name="P8"/>
          </table:table-cell>
          <table:table-cell table:style-name="Tabla4.A2" office:value-type="string">
            <text:p text:style-name="P23">Juan</text:p>
          </table:table-cell>
          <table:table-cell table:style-name="Tabla4.F3" office:value-type="string">
            <text:p text:style-name="P10">-</text:p>
          </table:table-cell>
          <table:table-cell table:style-name="Tabla4.G3" office:value-type="string">
            <text:p text:style-name="P10">-</text:p>
          </table:table-cell>
        </table:table-row>
        <table:table-row>
          <table:table-cell table:style-name="Tabla4.A2" office:value-type="string">
            <text:p text:style-name="P23">Pedro</text:p>
          </table:table-cell>
          <table:table-cell table:style-name="Tabla4.B4" office:value-type="string">
            <text:p text:style-name="P10">-</text:p>
          </table:table-cell>
          <table:table-cell table:style-name="Tabla4.C4" office:value-type="string">
            <text:p text:style-name="P10">-</text:p>
          </table:table-cell>
          <table:table-cell table:style-name="Tabla4.D4" office:value-type="string">
            <text:p text:style-name="P8"/>
          </table:table-cell>
          <table:table-cell table:style-name="Tabla4.A2" office:value-type="string">
            <text:p text:style-name="P23">Pedro</text:p>
          </table:table-cell>
          <table:table-cell table:style-name="Tabla4.F4" office:value-type="string">
            <text:p text:style-name="P24">L/E</text:p>
          </table:table-cell>
          <table:table-cell table:style-name="Tabla4.G4" office:value-type="string">
            <text:p text:style-name="P24">L/E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oft-page-break/><text:span text:style-name="T7">2</text:span>. Configura o escenario do exercicio 1 no Servidor Windows Server 202<text:span text:style-name="T8">5</text:span> e comproba o acceso a través da rede dende un cliente Windows 10.</text:p>
      <text:p text:style-name="P25"/>
      <text:p text:style-name="P4">Software necesario:</text:p>
      <text:p text:style-name="P26">VirtualBox</text:p>
      <text:p text:style-name="P26"/>
      <text:p text:style-name="P27">Máquinas virtuais necesarias:</text:p>
      <text:p text:style-name="P26">- Windows server 202<text:span text:style-name="T8">5</text:span> <text:span text:style-name="T9">Standard</text:span> con experiencia de escritorio.</text:p>
      <text:p text:style-name="P28">Nome da máquina (VirtualBox e S.O.): S<text:span text:style-name="T1">IS</text:span>-W2<text:span text:style-name="T7">0</text:span>22-INI </text:p>
      <text:p text:style-name="P28"><text:span text:style-name="T1">4</text:span>GB de RAM</text:p>
      <text:p text:style-name="P28">500GB HD</text:p>
      <text:p text:style-name="P28">2 Tarxetas de Rede</text:p>
      <text:p text:style-name="P29">A primeira en modo NAT (DHCP)</text:p>
      <text:p text:style-name="P29">A segunda en modo Rede Interna (172.<text:span text:style-name="T7">17</text:span>.0.1)</text:p>
      <text:p text:style-name="P28">Controladores instalados (Guest additions)</text:p>
      <text:p text:style-name="P28"/>
      <text:p text:style-name="P26">- Windows 1<text:span text:style-name="T8">1</text:span> versión educación.</text:p>
      <text:p text:style-name="P28">Nome da máquina (VirtualBox <text:span text:style-name="T10">e S.O.</text:span>): S<text:span text:style-name="T11">IS</text:span>-W<text:span text:style-name="T7">X</text:span><text:span text:style-name="T8">I</text:span>-INI-1</text:p>
      <text:p text:style-name="P28"><text:span text:style-name="T1">4</text:span>GB de RAM</text:p>
      <text:p text:style-name="P28">500GB HD</text:p>
      <text:p text:style-name="P28">1 Tarxetas de Rede</text:p>
      <text:p text:style-name="P29"><text:span text:style-name="T12">E</text:span>n modo Rede Interna (172.<text:span text:style-name="T7">17</text:span>.1.1)</text:p>
      <text:p text:style-name="P28">Controladores instalados (Guest additions)</text:p>
      <text:p text:style-name="P30"/>
      <text:p text:style-name="P31">Antes de comenzar a tarefa facer una instantánea de cada máquina.</text:p>
      <text:p text:style-name="P31"/>
      <text:p text:style-name="P25">Crear os Grupos, Usuarios e Unidades Organizativas necesarias.</text:p>
      <text:p text:style-name="P25"/>
      <text:p text:style-name="P25">Crear os cartafoles e aplicar os permisos NTFS. </text:p>
      <text:p text:style-name="P25">(Captura de pantalla completa da configuración avanzada de permisos de cada cartafol)</text:p>
      <text:p text:style-name="P25"/>
      <text:p text:style-name="P25">Compartir os cartafoles e aplicar os permisos de rede. </text:p>
      <text:p text:style-name="P25">(Captura de pantalla completa dos permisos de rede de cada cartafol)</text:p>
      <text:p text:style-name="P25"/>
      <text:p text:style-name="P25">(Captura de pantalla completa da opción de recursos compartidos na administración de equipo do servidor)</text:p>
      <text:p text:style-name="P25"/>
      <text:p text:style-name="P25">Comprobar que poden facer os usuarios en cada un dos cartafoles a través da rede.</text:p>
      <text:p text:style-name="P25">(Captura a pantalla completa das 6 <text:s/>comprobacións <text:s/>necesarias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rsid="0006bff1" officeooo:paragraph-rsid="0006bff1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officeooo:rsid="0006bff1" officeooo:paragraph-rsid="0029f599"/>
    </style:style>
    <style:style style:name="MT1" style:family="text">
      <style:text-properties officeooo:rsid="001041a0"/>
    </style:style>
    <style:style style:name="MT2" style:family="text">
      <style:text-properties officeooo:rsid="002bf6d4"/>
    </style:style>
    <style:style style:name="MT3" style:family="text">
      <style:text-properties officeooo:rsid="0029f599"/>
    </style:style>
    <style:style style:name="MT4" style:family="text">
      <style:text-properties officeooo:rsid="0027ec4a"/>
    </style:style>
    <style:style style:name="MT5" style:family="text">
      <style:text-properties officeooo:rsid="002fd1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MP1">IES <text:span text:style-name="MT1">Chan do Monte</text:span><text:tab/><text:span text:style-name="MT2">DAM</text:span> – S<text:span text:style-name="MT2">ISTEMAS</text:span><text:tab/><text:span text:style-name="MT3">29</text:span>/<text:span text:style-name="MT3">03</text:span>/20<text:span text:style-name="MT4">2</text:span><text:span text:style-name="MT3">3</text:span></text:p>
      </style:header>
      <style:header-first>
        <text:p text:style-name="MP1">IES Chan do Monte<text:tab/>S<text:span text:style-name="MT3">ISTEMAS</text:span> – <text:span text:style-name="MT3">DAM</text:span></text:p>
        <text:p text:style-name="MP2">Nome e Apelidos: <text:tab/><text:span text:style-name="MT5">12</text:span><text:span text:style-name="MT3">/0</text:span><text:span text:style-name="MT5">5</text:span><text:span text:style-name="MT3">/202</text:span><text:span text:style-name="MT5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2T10:51:22.090000000</meta:creation-date>
    <dc:date>2025-05-12T08:12:07.544584800</dc:date>
    <meta:editing-duration>PT2H13M12S</meta:editing-duration>
    <meta:editing-cycles>39</meta:editing-cycles>
    <meta:generator>LibreOffice/25.2.2.2$Windows_X86_64 LibreOffice_project/7370d4be9e3cf6031a51beef54ff3bda878e3fac</meta:generator>
    <meta:document-statistic meta:table-count="4" meta:image-count="0" meta:object-count="0" meta:page-count="2" meta:paragraph-count="87" meta:word-count="351" meta:character-count="2128" meta:non-whitespace-character-count="1845"/>
  </office:meta>
</office:document-meta>
</file>